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78c" officeooo:paragraph-rsid="0014078c"/>
    </style:style>
    <style:style style:name="P2" style:family="paragraph" style:parent-style-name="Standard">
      <style:text-properties officeooo:rsid="0014f739" officeooo:paragraph-rsid="0014f739"/>
    </style:style>
    <style:style style:name="P3" style:family="paragraph" style:parent-style-name="Standard">
      <style:text-properties officeooo:rsid="001668bb" officeooo:paragraph-rsid="001668bb"/>
    </style:style>
    <style:style style:name="P4" style:family="paragraph" style:parent-style-name="Standard">
      <style:text-properties officeooo:rsid="0017173c" officeooo:paragraph-rsid="0017173c"/>
    </style:style>
    <style:style style:name="P5" style:family="paragraph" style:parent-style-name="Standard">
      <style:text-properties officeooo:paragraph-rsid="001668bb"/>
    </style:style>
    <style:style style:name="P6" style:family="paragraph" style:parent-style-name="Standard">
      <style:text-properties officeooo:rsid="0017ebbc" officeooo:paragraph-rsid="0017ebbc"/>
    </style:style>
    <style:style style:name="T1" style:family="text">
      <style:text-properties officeooo:rsid="0017173c"/>
    </style:style>
    <style:style style:name="T2" style:family="text">
      <style:text-properties officeooo:rsid="0017ebbc"/>
    </style:style>
    <style:style style:name="T3" style:family="text">
      <style:text-properties officeooo:rsid="001952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Résumé : <text:span text:style-name="T3">Reformulation du sujet</text:span></text:p>
      <text:p text:style-name="P3"/>
      <text:p text:style-name="P3">Nous mettons en place une application web de gestion de formations. En effet dans cette application, le stagiaire va disposer d’une large gamme de formations dont il pourra s’inscrire. <text:span text:style-name="T2">Le stagiaire peut s’inscrire à plusieurs formations.</text:span></text:p>
      <text:p text:style-name="P3"/>
      <text:p text:style-name="P3">Les formations sont mises en place <text:span text:style-name="T2">et assuré</text:span> par les formateurs. Il existe donc plusieurs formateurs <text:span text:style-name="T2">pour chaque formation. </text:span></text:p>
      <text:p text:style-name="P3"/>
      <text:p text:style-name="P6">Pour chaque formation, on peut avoir la liste des différents formateurs. </text:p>
      <text:p text:style-name="P3"/>
      <text:p text:style-name="P5"><text:span text:style-name="T2">Le stagiaire a aussi le choix de participer à un ou plusieurs projets. Et ces projets sont assurés par des intervenants. Il existe donc plusieurs intervenants pour chaque projets. </text:span></text:p>
      <text:p text:style-name="P3"/>
      <text:p text:style-name="P3">Pour chaque projets on peut voir la liste de tous les intervenants. </text:p>
      <text:p text:style-name="P3"/>
      <text:p text:style-name="P3">Concernant les inscriptions, le stagiaire doit obligatoire être inscrit au moment de valider la formation et le projet qu’il souhaite suiv<text:span text:style-name="T1">re</text:span>. De même que les formateurs et les intervenants pour qu’il puisse figurer doivent au préalable être inscrit sur la plateforme. </text:p>
      <text:p text:style-name="P3"/>
      <text:p text:style-name="P4">Les administrateurs une fois que les formations sont ajoutés par les formateurs, vont pouvoir les ajouté cette fois dans la base de donné (back end). 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ateforme web qui publie :un catalogue des formations, profils des intervenants, projets info, stagiaires.</text:p>
      <text:p text:style-name="P1"/>
      <text:p text:style-name="P1">3 acteurs : -formateurs (donne formation)</text:p>
      <text:p text:style-name="P1"><text:s text:c="17"/>- stagiaires (suit formation)</text:p>
      <text:p text:style-name="P1"><text:tab/> <text:s text:c="4"/>-intervenants (intervienne)</text:p>
      <text:p text:style-name="P1"/>
      <text:p text:style-name="P1"/>
      <text:p text:style-name="P1"><text:soft-page-break/>Insrciption = formations</text:p>
      <text:p text:style-name="P1">demande = faire partie de l’équipe du projet publié</text:p>
      <text:p text:style-name="P1"/>
      <text:p text:style-name="P1">Donc distinction entre formations et projets. Dans une formation, il peut y avoir plusieurs projets.</text:p>
      <text:p text:style-name="P1"/>
      <text:p text:style-name="P1">Formation  classé par thème et sous thème.</text:p>
      <text:p text:style-name="P1"/>
      <text:p text:style-name="P1">I) Formation</text:p>
      <text:p text:style-name="P1"/>
      <text:p text:style-name="P1">id :</text:p>
      <text:p text:style-name="P1">lebellé :</text:p>
      <text:p text:style-name="P2">lebelle long :</text:p>
      <text:p text:style-name="P2">image :</text:p>
      <text:p text:style-name="P2">nb heure :</text:p>
      <text:p text:style-name="P2">nomFormateurPossible</text:p>
      <text:p text:style-name="P2"/>
      <text:p text:style-name="P2"/>
      <text:p text:style-name="P2">II) Formateur ou Intervenant</text:p>
      <text:p text:style-name="P2"/>
      <text:p text:style-name="P2">nom :</text:p>
      <text:p text:style-name="P2">prenom :</text:p>
      <text:p text:style-name="P2">cv en pdf :</text:p>
      <text:p text:style-name="P2">photo :</text:p>
      <text:p text:style-name="P2">listeDomaineIntervention :</text:p>
      <text:p text:style-name="P2"/>
      <text:p text:style-name="P2"/>
      <text:p text:style-name="P2">III) Stagiaire</text:p>
      <text:p text:style-name="P2"/>
      <text:p text:style-name="P2">nom :</text:p>
      <text:p text:style-name="P2">prenom :</text:p>
      <text:p text:style-name="P2">tel :</text:p>
      <text:p text:style-name="P2">email :</text:p>
      <text:p text:style-name="P2">adresse :</text:p>
      <text:p text:style-name="P2">motivation(via un formulaire) :</text:p>
      <text:p text:style-name="P2"/>
      <text:p text:style-name="P2">I) Bis <text:s/>Equipe administrative <text:span text:style-name="T1">Steave, Soiba, Bakary</text:span></text:p>
      <text:p text:style-name="P2"/>
      <text:p text:style-name="P2">ajoute les news formations au catalogues <text:span text:style-name="T1">dans la base donnée</text:span></text:p>
      <text:p text:style-name="P2"/>
      <text:p text:style-name="P2"/>
      <text:p text:style-name="P2">II)Bis Gestion Formateurs, Stagiaires, Intervena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tab/><text:tab/></text:p>
      <text:p text:style-name="P1"><text:tab/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8T14:04:02.637000000</meta:creation-date>
    <dc:date>2020-07-09T02:36:56.201000000</dc:date>
    <meta:editing-duration>PT9H15M7S</meta:editing-duration>
    <meta:editing-cycles>1</meta:editing-cycles>
    <meta:document-statistic meta:table-count="0" meta:image-count="0" meta:object-count="0" meta:page-count="3" meta:paragraph-count="41" meta:word-count="307" meta:character-count="1980" meta:non-whitespace-character-count="1678"/>
    <meta:generator>LibreOffice/6.3.3.2$Windows_X86_64 LibreOffice_project/a64200df03143b798afd1ec74a12ab50359878ed</meta:generator>
  </office:meta>
</office:document-meta>
</file>